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72cm"/>
    </style:style>
    <style:style style:name="co2" style:family="table-column">
      <style:table-column-properties fo:break-before="auto" style:column-width="5.306cm"/>
    </style:style>
    <style:style style:name="co3" style:family="table-column">
      <style:table-column-properties fo:break-before="auto" style:column-width="3.727cm"/>
    </style:style>
    <style:style style:name="co4" style:family="table-column">
      <style:table-column-properties fo:break-before="auto" style:column-width="2.267cm"/>
    </style:style>
    <style:style style:name="co5" style:family="table-column">
      <style:table-column-properties fo:break-before="auto" style:column-width="4.216cm"/>
    </style:style>
    <style:style style:name="co6" style:family="table-column">
      <style:table-column-properties fo:break-before="auto" style:column-width="9.049cm"/>
    </style:style>
    <style:style style:name="co7" style:family="table-column">
      <style:table-column-properties fo:break-before="auto" style:column-width="5.135cm"/>
    </style:style>
    <style:style style:name="co8" style:family="table-column">
      <style:table-column-properties fo:break-before="auto" style:column-width="1.813cm"/>
    </style:style>
    <style:style style:name="ro1" style:family="table-row">
      <style:table-row-properties style:row-height="0.469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fo:border-left="none" fo:border-right="0.002cm solid #000000" fo:border-top="none"/>
      <style:text-properties fo:font-weight="bold" style:font-weight-asian="bold" style:font-weight-complex="bold"/>
    </style:style>
    <style:style style:name="ce3" style:family="table-cell" style:parent-style-name="Default">
      <style:table-cell-properties fo:border-bottom="none" fo:background-color="#ccccff" fo:border-left="none" fo:border-right="0.002cm solid #000000" fo:border-top="none"/>
    </style:style>
    <style:style style:name="ce4" style:family="table-cell" style:parent-style-name="Default">
      <style:table-cell-properties fo:border-bottom="0.002cm solid #000000" fo:background-color="#ccccff" fo:border-left="none" fo:border-right="none" fo:border-top="none"/>
      <style:text-properties fo:font-style="italic" fo:font-weight="bold" style:font-style-asian="italic" style:font-weight-asian="bold" style:font-style-complex="italic" style:font-weight-complex="bold"/>
    </style:style>
    <style:style style:name="ce5" style:family="table-cell" style:parent-style-name="Default">
      <style:text-properties fo:font-style="italic" style:font-style-asian="italic" style:font-style-complex="italic"/>
    </style:style>
    <style:style style:name="ce6" style:family="table-cell" style:parent-style-name="Default">
      <style:text-properties fo:font-weight="normal" style:font-weight-asian="normal" style:font-weight-complex="normal"/>
    </style:style>
  </office:automatic-styles>
  <office:body>
    <office:spreadsheet>
      <table:table table:name="Main Plot" table:style-name="ta1" table:print="false">
        <table:table-column table:style-name="co1" table:default-cell-style-name="ce3"/>
        <table:table-column table:style-name="co2" table:default-cell-style-name="ce5"/>
        <table:table-column table:style-name="co3" table:default-cell-style-name="Default"/>
        <table:table-column table:style-name="co4" table:number-columns-repeated="1021" table:default-cell-style-name="Default"/>
        <table:table-row table:style-name="ro1">
          <table:table-cell table:style-name="ce1" office:value-type="string">
            <text:p>Id</text:p>
          </table:table-cell>
          <table:table-cell table:style-name="ce4" office:value-type="string">
            <text:p>Name</text:p>
          </table:table-cell>
          <table:table-cell table:style-name="ce4" office:value-type="string">
            <text:p>Giver</text:p>
          </table:table-cell>
          <table:table-cell table:style-name="ce4"/>
          <table:table-cell table:style-name="ce4" office:value-type="string">
            <text:p>Desc</text:p>
          </table:table-cell>
          <table:table-cell table:style-name="ce4" table:number-columns-repeated="1019"/>
        </table:table-row>
        <table:table-row table:style-name="ro1">
          <table:table-cell table:style-name="ce2" office:value-type="string">
            <text:p>start-dunadan</text:p>
          </table:table-cell>
          <table:table-cell office:value-type="string">
            <text:p>Of trolls and damp caves</text:p>
          </table:table-cell>
          <table:table-cell table:number-columns-repeated="2"/>
          <table:table-cell office:value-type="string">
            <text:p>explore the 2 starting zones</text:p>
          </table:table-cell>
          <table:table-cell table:number-columns-repeated="1019"/>
        </table:table-row>
        <table:table-row table:style-name="ro1">
          <table:table-cell table:style-name="ce2" office:value-type="string">
            <text:p>deep-bellow</text:p>
          </table:table-cell>
          <table:table-cell office:value-type="string">
            <text:p>From bellow, it devours</text:p>
          </table:table-cell>
          <table:table-cell table:number-columns-repeated="2"/>
          <table:table-cell office:value-type="string">
            <text:p>kill the Mouth</text:p>
          </table:table-cell>
          <table:table-cell table:number-columns-repeated="1019"/>
        </table:table-row>
        <table:table-row table:style-name="ro1">
          <table:table-cell table:style-name="ce2" office:value-type="string">
            <text:p>rel-tunnel</text:p>
          </table:table-cell>
          <table:table-cell office:value-type="string">
            <text:p>Light at the end of the tunnel</text:p>
          </table:table-cell>
          <table:table-cell table:number-columns-repeated="2"/>
          <table:table-cell office:value-type="string">
            <text:p>exit the Island of Rel</text:p>
          </table:table-cell>
          <table:table-cell table:number-columns-repeated="1019"/>
        </table:table-row>
        <table:table-row table:style-name="ro1">
          <table:table-cell table:style-name="ce2" office:value-type="string">
            <text:p>Start-dwarf</text:p>
          </table:table-cell>
          <table:table-cell office:value-type="string">
            <text:p>Reknor is lost!</text:p>
          </table:table-cell>
          <table:table-cell table:number-columns-repeated="2"/>
          <table:table-cell office:value-type="string">
            <text:p>escape reknor</text:p>
          </table:table-cell>
          <table:table-cell table:number-columns-repeated="1019"/>
        </table:table-row>
        <table:table-row table:style-name="ro1">
          <table:table-cell table:style-name="ce2" office:value-type="string">
            <text:p>Start-shaloren</text:p>
          </table:table-cell>
          <table:table-cell office:value-type="string">
            <text:p>Echoes of the Spellblaze</text:p>
          </table:table-cell>
          <table:table-cell table:number-columns-repeated="2"/>
          <table:table-cell office:value-type="string">
            <text:p>explore the 2 starting zones</text:p>
          </table:table-cell>
          <table:table-cell table:number-columns-repeated="1019"/>
        </table:table-row>
        <table:table-row table:style-name="ro1">
          <table:table-cell table:style-name="ce2" office:value-type="string">
            <text:p>Start-undead</text:p>
          </table:table-cell>
          <table:table-cell office:value-type="string">
            <text:p>The rotting stench of the dead</text:p>
          </table:table-cell>
          <table:table-cell table:number-columns-repeated="2"/>
          <table:table-cell office:value-type="string">
            <text:p>exit the blighted ruins</text:p>
          </table:table-cell>
          <table:table-cell table:number-columns-repeated="1019"/>
        </table:table-row>
        <table:table-row table:style-name="ro1">
          <table:table-cell table:style-name="ce2" office:value-type="string">
            <text:p>Start-yeek</text:p>
          </table:table-cell>
          <table:table-cell office:value-type="string">
            <text:p>Following the Way</text:p>
          </table:table-cell>
          <table:table-cell table:number-columns-repeated="2"/>
          <table:table-cell office:value-type="string">
            <text:p>save Rel</text:p>
          </table:table-cell>
          <table:table-cell table:number-columns-repeated="1019"/>
        </table:table-row>
        <table:table-row table:style-name="ro1">
          <table:table-cell table:style-name="ce2" office:value-type="string">
            <text:p>starter-zones</text:p>
          </table:table-cell>
          <table:table-cell office:value-type="string">
            <text:p>Into the darkness</text:p>
          </table:table-cell>
          <table:table-cell table:number-columns-repeated="2"/>
          <table:table-cell office:value-type="string">
            <text:p>expore the 4 intermediate zones</text:p>
          </table:table-cell>
          <table:table-cell table:number-columns-repeated="1019"/>
        </table:table-row>
        <table:table-row table:style-name="ro1">
          <table:table-cell table:style-name="ce2" office:value-type="string">
            <text:p>tol-falas</text:p>
          </table:table-cell>
          <table:table-cell office:value-type="string">
            <text:p>The island of dread</text:p>
          </table:table-cell>
          <table:table-cell table:number-columns-repeated="2"/>
          <table:table-cell office:value-type="string">
            <text:p>kill the master in tol falas</text:p>
          </table:table-cell>
          <table:table-cell table:number-columns-repeated="1019"/>
        </table:table-row>
        <table:table-row table:style-name="ro1">
          <table:table-cell table:style-name="ce2" office:value-type="string">
            <text:p>staff-absorption</text:p>
          </table:table-cell>
          <table:table-cell office:value-type="string">
            <text:p>A mysterious staff</text:p>
          </table:table-cell>
          <table:table-cell office:value-type="string">
            <text:p>finding the staff</text:p>
          </table:table-cell>
          <table:table-cell/>
          <table:table-cell office:value-type="string">
            <text:p>loot the staff and bring it to minas tirith</text:p>
          </table:table-cell>
          <table:table-cell table:number-columns-repeated="1019"/>
        </table:table-row>
        <table:table-row table:style-name="ro1">
          <table:table-cell table:style-name="ce2" office:value-type="string">
            <text:p>orc-hunt</text:p>
          </table:table-cell>
          <table:table-cell office:value-type="string">
            <text:p>Let's hunt some orcs</text:p>
          </table:table-cell>
          <table:table-cell office:value-type="string">
            <text:p>Last Hope</text:p>
          </table:table-cell>
          <table:table-cell/>
          <table:table-cell office:value-type="string">
            <text:p>Gondor sent you to investigate the trace of orcs in the moria, there could be clues about the staff; clues are found along with a portal to the far east (one way portal)</text:p>
          </table:table-cell>
          <table:table-cell table:number-columns-repeated="1019"/>
        </table:table-row>
        <table:table-row table:style-name="ro1">
          <table:table-cell table:style-name="ce2" office:value-type="string">
            <text:p>wild-wild-east</text:p>
          </table:table-cell>
          <table:table-cell office:value-type="string">
            <text:p>The wild wild east</text:p>
          </table:table-cell>
          <table:table-cell table:number-columns-repeated="2"/>
          <table:table-cell office:value-type="string">
            <text:p>travel through the farportal and explore the wild far east, looking for the staff</text:p>
          </table:table-cell>
          <table:table-cell table:number-columns-repeated="1019"/>
        </table:table-row>
        <table:table-row table:style-name="ro1">
          <table:table-cell table:style-name="ce2" office:value-type="string">
            <text:p>spydric-infestation</text:p>
          </table:table-cell>
          <table:table-cell office:value-type="string">
            <text:p>Eight legs of wonder</text:p>
          </table:table-cell>
          <table:table-cell table:style-name="ce5" office:value-type="string">
            <text:p>Sun Paladin Aeryn</text:p>
          </table:table-cell>
          <table:table-cell/>
          <table:table-cell table:style-name="ce6" office:value-type="string">
            <text:p>Clear the spider lair, Ardhungol</text:p>
          </table:table-cell>
          <table:table-cell table:number-columns-repeated="1019"/>
        </table:table-row>
        <table:table-row table:style-name="ro1">
          <table:table-cell table:style-name="ce2" office:value-type="string">
            <text:p>orc-pride</text:p>
          </table:table-cell>
          <table:table-cell office:value-type="string">
            <text:p>The many Prides of the Orcs</text:p>
          </table:table-cell>
          <table:table-cell table:style-name="ce5" office:value-type="string">
            <text:p>Sun Paladin Aeryn</text:p>
          </table:table-cell>
          <table:table-cell/>
          <table:table-cell office:value-type="string">
            <text:p>Destroy all the orc pride bastions</text:p>
          </table:table-cell>
          <table:table-cell table:number-columns-repeated="1019"/>
        </table:table-row>
        <table:table-row table:style-name="ro1">
          <table:table-cell table:style-name="ce2" office:value-type="string">
            <text:p>pre-mount-doom</text:p>
          </table:table-cell>
          <table:table-cell office:value-type="string">
            <text:p>Important news</text:p>
          </table:table-cell>
          <table:table-cell table:style-name="ce5" office:value-type="string">
            <text:p>Sun Paladin Aeryn</text:p>
          </table:table-cell>
          <table:table-cell/>
          <table:table-cell office:value-type="string">
            <text:p>Locate Eruan and find where is the staff</text:p>
          </table:table-cell>
          <table:table-cell table:number-columns-repeated="1019"/>
        </table:table-row>
        <table:table-row table:style-name="ro1">
          <table:table-cell table:style-name="ce2" office:value-type="string">
            <text:p>mount-doom</text:p>
          </table:table-cell>
          <table:table-cell office:value-type="string">
            <text:p>The Doom of this World</text:p>
          </table:table-cell>
          <table:table-cell table:style-name="ce5" office:value-type="string">
            <text:p>Sun Paladin Aeryn</text:p>
          </table:table-cell>
          <table:table-cell/>
          <table:table-cell office:value-type="string">
            <text:p>Rush through mount doom to stop the Istari</text:p>
          </table:table-cell>
          <table:table-cell table:number-columns-repeated="1019"/>
        </table:table-row>
        <table:table-row table:style-name="ro1">
          <table:table-cell table:style-name="ce2" office:value-type="string">
            <text:p>high-peak</text:p>
          </table:table-cell>
          <table:table-cell office:value-type="string">
            <text:p>Falling Toward Apotheosis</text:p>
          </table:table-cell>
          <table:table-cell table:style-name="ce5" office:value-type="string">
            <text:p>Sun Paladin Aeryn</text:p>
          </table:table-cell>
          <table:table-cell/>
          <table:table-cell office:value-type="string">
            <text:p>Enter the slime tunnels, open to way to the high peak and destroy the Istari</text:p>
          </table:table-cell>
          <table:table-cell table:number-columns-repeated="1019"/>
        </table:table-row>
        <table:table-row table:style-name="ro1">
          <table:table-cell table:style-name="ce2" office:value-type="string">
            <text:p>orb-command</text:p>
          </table:table-cell>
          <table:table-cell office:value-type="string">
            <text:p>The Orbs of Command</text:p>
          </table:table-cell>
          <table:table-cell office:value-type="string">
            <text:p>using orbs of command</text:p>
          </table:table-cell>
          <table:table-cell/>
          <table:table-cell office:value-type="string">
            <text:p>Open the way to the high peak in the slime tunnels</text:p>
          </table:table-cell>
          <table:table-cell table:number-columns-repeated="1019"/>
        </table:table-row>
        <table:table-row table:style-name="ro1">
          <table:table-cell table:style-name="ce2" office:value-type="string">
            <text:p>Strange-new-world</text:p>
          </table:table-cell>
          <table:table-cell office:value-type="string">
            <text:p>Strange New World</text:p>
          </table:table-cell>
          <table:table-cell office:value-type="string">
            <text:p>enter the far east</text:p>
          </table:table-cell>
          <table:table-cell/>
          <table:table-cell office:value-type="string">
            <text:p>choose a side</text:p>
          </table:table-cell>
          <table:table-cell table:number-columns-repeated="1019"/>
        </table:table-row>
        <table:table-row table:style-name="ro1" table:number-rows-repeated="65515">
          <table:table-cell table:number-columns-repeated="1024"/>
        </table:table-row>
        <table:table-row table:style-name="ro1">
          <table:table-cell table:number-columns-repeated="1024"/>
        </table:table-row>
      </table:table>
      <table:table table:name="Side quests" table:style-name="ta1" table:print="false">
        <table:table-column table:style-name="co1" table:default-cell-style-name="ce3"/>
        <table:table-column table:style-name="co2" table:default-cell-style-name="ce5"/>
        <table:table-column table:style-name="co5" table:default-cell-style-name="ce5"/>
        <table:table-column table:style-name="co6" table:default-cell-style-name="ce6"/>
        <table:table-column table:style-name="co4" table:number-columns-repeated="5" table:default-cell-style-name="ce6"/>
        <table:table-column table:style-name="co4" table:number-columns-repeated="1015" table:default-cell-style-name="Default"/>
        <table:table-row table:style-name="ro1">
          <table:table-cell table:style-name="ce1" office:value-type="string">
            <text:p>Id</text:p>
          </table:table-cell>
          <table:table-cell table:style-name="ce4" office:value-type="string">
            <text:p>Name</text:p>
          </table:table-cell>
          <table:table-cell table:style-name="ce4" office:value-type="string">
            <text:p>Source</text:p>
          </table:table-cell>
          <table:table-cell table:style-name="ce4" office:value-type="string">
            <text:p>Desc</text:p>
          </table:table-cell>
          <table:table-cell table:style-name="ce4" office:value-type="string">
            <text:p>Reward</text:p>
          </table:table-cell>
          <table:table-cell table:style-name="ce4" table:number-columns-repeated="1019"/>
        </table:table-row>
        <table:table-row table:style-name="ro1">
          <table:table-cell table:style-name="ce2" office:value-type="string">
            <text:p>lost_merchant</text:p>
          </table:table-cell>
          <table:table-cell office:value-type="string">
            <text:p>Trapped!</text:p>
          </table:table-cell>
          <table:table-cell office:value-type="string">
            <text:p>west encounter</text:p>
          </table:table-cell>
          <table:table-cell office:value-type="string">
            <text:p>Save a merchant from a thieves ambush</text:p>
          </table:table-cell>
          <table:table-cell office:value-type="string">
            <text:p>Opens a rare jewelry shop in Minas Tirith</text:p>
          </table:table-cell>
          <table:table-cell table:number-columns-repeated="1019"/>
        </table:table-row>
        <table:table-row table:style-name="ro1">
          <table:table-cell table:style-name="ce2" office:value-type="string">
            <text:p>mage-apprentice</text:p>
          </table:table-cell>
          <table:table-cell office:value-type="string">
            <text:p>Apprentice hardship</text:p>
          </table:table-cell>
          <table:table-cell office:value-type="string">
            <text:p>west encounter</text:p>
          </table:table-cell>
          <table:table-cell office:value-type="string">
            <text:p>Collect 15 staves</text:p>
          </table:table-cell>
          <table:table-cell office:value-type="string">
            <text:p>Ego ring / access to angolwen</text:p>
          </table:table-cell>
          <table:table-cell table:number-columns-repeated="1019"/>
        </table:table-row>
        <table:table-row table:style-name="ro1">
          <table:table-cell table:style-name="ce2" office:value-type="string">
            <text:p>temple-of-creation</text:p>
          </table:table-cell>
          <table:table-cell office:value-type="string">
            <text:p>The Temple of Creation</text:p>
          </table:table-cell>
          <table:table-cell office:value-type="string">
            <text:p>est encounter</text:p>
          </table:table-cell>
          <table:table-cell office:value-type="string">
            <text:p>defeat Slasul</text:p>
          </table:table-cell>
          <table:table-cell office:value-type="string">
            <text:p>Eldritch Pearl</text:p>
          </table:table-cell>
          <table:table-cell table:number-columns-repeated="1019"/>
        </table:table-row>
        <table:table-row table:style-name="ro1">
          <table:table-cell table:style-name="ce2" office:value-type="string">
            <text:p>master-jeweler</text:p>
          </table:table-cell>
          <table:table-cell office:value-type="string">
            <text:p>Lost Knowledge</text:p>
          </table:table-cell>
          <table:table-cell office:value-type="string">
            <text:p>Ancient Tome</text:p>
          </table:table-cell>
          <table:table-cell office:value-type="string">
            <text:p>Find &amp; cleanse the valley of the moon</text:p>
          </table:table-cell>
          <table:table-cell office:value-type="string">
            <text:p>Master Jeweler available</text:p>
          </table:table-cell>
          <table:table-cell table:number-columns-repeated="1019"/>
        </table:table-row>
        <table:table-row table:style-name="ro1">
          <table:table-cell table:style-name="ce2" office:value-type="string">
            <text:p>escort-duty</text:p>
          </table:table-cell>
          <table:table-cell office:value-type="string">
            <text:p>Escort</text:p>
          </table:table-cell>
          <table:table-cell office:value-type="string">
            <text:p>random</text:p>
          </table:table-cell>
          <table:table-cell office:value-type="string">
            <text:p>Escort the random NPC through the level</text:p>
          </table:table-cell>
          <table:table-cell office:value-type="string">
            <text:p>+stat/talent/talent category</text:p>
          </table:table-cell>
          <table:table-cell table:number-columns-repeated="1019"/>
        </table:table-row>
        <table:table-row table:style-name="ro1">
          <table:table-cell office:value-type="string">
            <text:p>broken-orb</text:p>
          </table:table-cell>
          <table:table-cell office:value-type="string">
            <text:p>The Orb that was broken</text:p>
          </table:table-cell>
          <table:table-cell office:value-type="string">
            <text:p>angolwen leader</text:p>
          </table:table-cell>
          <table:table-cell office:value-type="string">
            <text:p>Travel in an other plane looking for a way to unbreak an orb</text:p>
          </table:table-cell>
          <table:table-cell office:value-type="string">
            <text:p>amulet of travel (teleport:angolwen)</text:p>
          </table:table-cell>
          <table:table-cell table:number-columns-repeated="1019"/>
        </table:table-row>
        <table:table-row table:style-name="ro1">
          <table:table-cell table:style-name="ce2" office:value-type="string">
            <text:p>lumberjack-cursed</text:p>
          </table:table-cell>
          <table:table-cell office:value-type="string">
            <text:p>The beast within</text:p>
          </table:table-cell>
          <table:table-cell office:value-type="string">
            <text:p>west encounter</text:p>
          </table:table-cell>
          <table:table-cell office:value-type="string">
            <text:p>Save the lumberjack village</text:p>
          </table:table-cell>
          <table:table-cell office:value-type="string">
            <text:p>Money + Cursed class unlock</text:p>
          </table:table-cell>
          <table:table-cell table:number-columns-repeated="1019"/>
        </table:table-row>
        <table:table-row table:style-name="ro1">
          <table:table-cell table:style-name="ce2" office:value-type="string">
            <text:p>west-portal</text:p>
          </table:table-cell>
          <table:table-cell office:value-type="string">
            <text:p>There and back again</text:p>
          </table:table-cell>
          <table:table-cell office:value-type="string">
            <text:p>NPC in gates of morning</text:p>
          </table:table-cell>
          <table:table-cell office:value-type="string">
            <text:p>Build a portal back to middle earth</text:p>
          </table:table-cell>
          <table:table-cell office:value-type="string">
            <text:p>portal</text:p>
          </table:table-cell>
          <table:table-cell table:number-columns-repeated="1019"/>
        </table:table-row>
        <table:table-row table:style-name="ro1">
          <table:table-cell table:style-name="ce2" office:value-type="string">
            <text:p>east-portal</text:p>
          </table:table-cell>
          <table:table-cell office:value-type="string">
            <text:p>Back and there again</text:p>
          </table:table-cell>
          <table:table-cell office:value-type="string">
            <text:p>NPC in minas tirith</text:p>
          </table:table-cell>
          <table:table-cell office:value-type="string">
            <text:p>Build a portal back to the far east</text:p>
          </table:table-cell>
          <table:table-cell office:value-type="string">
            <text:p>portal</text:p>
          </table:table-cell>
          <table:table-cell table:number-columns-repeated="1019"/>
        </table:table-row>
        <table:table-row table:style-name="ro1">
          <table:table-cell table:style-name="ce2" office:value-type="string">
            <text:p>lightning-overload</text:p>
          </table:table-cell>
          <table:table-cell office:value-type="string">
            <text:p>Storming the city</text:p>
          </table:table-cell>
          <table:table-cell office:value-type="string">
            <text:p>entering bree after level 12</text:p>
          </table:table-cell>
          <table:table-cell office:value-type="string">
            <text:p>Stop a Tempest gone rogue from destroying Bree</text:p>
          </table:table-cell>
          <table:table-cell office:value-type="string">
            <text:p>Tempest class unlock + rod of recall</text:p>
          </table:table-cell>
          <table:table-cell table:number-columns-repeated="1019"/>
        </table:table-row>
        <table:table-row table:style-name="ro1">
          <table:table-cell table:style-name="ce2" office:value-type="string">
            <text:p>brotherhood-alchemist</text:p>
          </table:table-cell>
          <table:table-cell office:value-type="string">
            <text:p>Brotherhood of Alchemists</text:p>
          </table:table-cell>
          <table:table-cell office:value-type="string">
            <text:p>multiple alchemists</text:p>
          </table:table-cell>
          <table:table-cell office:value-type="string">
            <text:p>Help them make elixirs</text:p>
          </table:table-cell>
          <table:table-cell office:value-type="string">
            <text:p>Various unique elixirs</text:p>
          </table:table-cell>
          <table:table-cell table:number-columns-repeated="1019"/>
        </table:table-row>
        <table:table-row table:style-name="ro1">
          <table:table-cell table:style-name="ce2" office:value-type="string">
            <text:p>anti-antimagic</text:p>
          </table:table-cell>
          <table:table-cell office:value-type="string">
            <text:p>The fall of Zigur</text:p>
          </table:table-cell>
          <table:table-cell office:value-type="string">
            <text:p>Grand Corruptor</text:p>
          </table:table-cell>
          <table:table-cell office:value-type="string">
            <text:p>destroy zigur</text:p>
          </table:table-cell>
          <table:table-cell office:value-type="string">
            <text:p>Hexes tree</text:p>
          </table:table-cell>
          <table:table-cell table:number-columns-repeated="1019"/>
        </table:table-row>
        <table:table-row table:style-name="ro1">
          <table:table-cell table:style-name="ce2" office:value-type="string">
            <text:p>antimagic</text:p>
          </table:table-cell>
          <table:table-cell office:value-type="string">
            <text:p>The Curse of Magic</text:p>
          </table:table-cell>
          <table:table-cell office:value-type="string">
            <text:p>Zigur</text:p>
          </table:table-cell>
          <table:table-cell office:value-type="string">
            <text:p>abandon all magic &amp; prove yourself</text:p>
          </table:table-cell>
          <table:table-cell office:value-type="string">
            <text:p>Antimagic tree</text:p>
          </table:table-cell>
          <table:table-cell table:number-columns-repeated="1019"/>
        </table:table-row>
        <table:table-row table:style-name="ro1">
          <table:table-cell table:style-name="ce2" office:value-type="string">
            <text:p>arena-unlock</text:p>
          </table:table-cell>
          <table:table-cell office:value-type="string">
            <text:p>The agent of the arena</text:p>
          </table:table-cell>
          <table:table-cell office:value-type="string">
            <text:p>Derth arena NPC</text:p>
          </table:table-cell>
          <table:table-cell office:value-type="string">
            <text:p>Fight 3 competitors</text:p>
          </table:table-cell>
          <table:table-cell office:value-type="string">
            <text:p>Arena unlock + 2 generic talent points</text:p>
          </table:table-cell>
          <table:table-cell table:number-columns-repeated="1019"/>
        </table:table-row>
        <table:table-row table:style-name="ro1">
          <table:table-cell table:style-name="ce2" office:value-type="string">
            <text:p>kryl-feijan-escape</text:p>
          </table:table-cell>
          <table:table-cell office:value-type="string">
            <text:p>Crypt of Kryl-Feijan</text:p>
          </table:table-cell>
          <table:table-cell office:value-type="string">
            <text:p>west encounter</text:p>
          </table:table-cell>
          <table:table-cell office:value-type="string">
            <text:p>Kill the acolytes &amp; save melinda</text:p>
          </table:table-cell>
          <table:table-cell office:value-type="string">
            <text:p>Artefact + melinda's love</text:p>
          </table:table-cell>
          <table:table-cell table:number-columns-repeated="1019"/>
        </table:table-row>
        <table:table-row table:style-name="ro1">
          <table:table-cell table:style-name="ce2" office:value-type="string">
            <text:p>shertul-fortress</text:p>
          </table:table-cell>
          <table:table-cell office:value-type="string">
            <text:p>Sher'tul Fortress</text:p>
          </table:table-cell>
          <table:table-cell office:value-type="string">
            <text:p>lore in the old forest</text:p>
          </table:table-cell>
          <table:table-cell office:value-type="string">
            <text:p>secure the fortress for your own use</text:p>
          </table:table-cell>
          <table:table-cell office:value-type="string">
            <text:p>usage of the fortress</text:p>
          </table:table-cell>
          <table:table-cell table:number-columns-repeated="1019"/>
        </table:table-row>
        <table:table-row table:style-name="ro1">
          <table:table-cell table:style-name="ce2" office:value-type="string">
            <text:p>temporal-rift</text:p>
          </table:table-cell>
          <table:table-cell office:value-type="string">
            <text:p>Back and Back and Back to the future</text:p>
          </table:table-cell>
          <table:table-cell office:value-type="string">
            <text:p>rift in the daikara</text:p>
          </table:table-cell>
          <table:table-cell office:value-type="string">
            <text:p>fix the timestream!</text:p>
          </table:table-cell>
          <table:table-cell office:value-type="string">
            <text:p>rune of the rift</text:p>
          </table:table-cell>
          <table:table-cell table:number-columns-repeated="1019"/>
        </table:table-row>
        <table:table-row table:style-name="ro1">
          <table:table-cell table:style-name="ce2" office:value-type="string">
            <text:p>paradoxology</text:p>
          </table:table-cell>
          <table:table-cell office:value-type="string">
            <text:p>The Way We Were'nt</text:p>
          </table:table-cell>
          <table:table-cell office:value-type="string">
            <text:p>daikara</text:p>
          </table:table-cell>
          <table:table-cell office:value-type="string">
            <text:p>play as a time warden and go in the daikara; get killed by yourself</text:p>
          </table:table-cell>
          <table:table-cell office:value-type="string">
            <text:p>rune of the rift</text:p>
          </table:table-cell>
          <table:table-cell table:number-columns-repeated="1019"/>
        </table:table-row>
        <table:table-row table:style-name="ro1">
          <table:table-cell table:style-name="ce2" office:value-type="string">
            <text:p>ring-of-blood</text:p>
          </table:table-cell>
          <table:table-cell office:value-type="string">
            <text:p>Till the Blood Runs Clear</text:p>
          </table:table-cell>
          <table:table-cell office:value-type="string">
            <text:p>west encounter</text:p>
          </table:table-cell>
          <table:table-cell office:value-type="string">
            <text:p>destroy a slavers camp, or take part in brawlers salve game</text:p>
          </table:table-cell>
          <table:table-cell office:value-type="string">
            <text:p>Bloodcaller or boss exp/loot</text:p>
          </table:table-cell>
          <table:table-cell table:number-columns-repeated="1019"/>
        </table:table-row>
        <table:table-row table:style-name="ro1" table:number-rows-repeated="65514">
          <table:table-cell table:number-columns-repeated="1024"/>
        </table:table-row>
        <table:table-row table:style-name="ro1">
          <table:table-cell table:number-columns-repeated="1024"/>
        </table:table-row>
      </table:table>
      <table:table table:name="Brainstorm" table:style-name="ta1" table:print="false">
        <table:table-column table:style-name="co4" table:number-columns-repeated="3" table:default-cell-style-name="Default"/>
        <table:table-row table:style-name="ro1">
          <table:table-cell office:value-type="string">
            <text:p>Sleeping</text:p>
          </table:table-cell>
          <table:table-cell office:value-type="string">
            <text:p>Shadow</text:p>
          </table:table-cell>
          <table:table-cell/>
        </table:table-row>
        <table:table-row table:style-name="ro1" table:number-rows-repeated="2">
          <table:table-cell table:number-columns-repeated="3"/>
        </table:table-row>
        <table:table-row table:style-name="ro1">
          <table:table-cell office:value-type="string">
            <text:p>Qui</text:p>
          </table:table-cell>
          <table:table-cell/>
          <table:table-cell office:value-type="string">
            <text:p>A sleeping innocent has been captured by orcs, torturing him during his sleep they split his mind to create a « shadow », a monster</text:p>
          </table:table-cell>
        </table:table-row>
        <table:table-row table:style-name="ro1">
          <table:table-cell office:value-type="string">
            <text:p>Quoi</text:p>
          </table:table-cell>
          <table:table-cell table:number-columns-repeated="2"/>
        </table:table-row>
        <table:table-row table:style-name="ro1">
          <table:table-cell office:value-type="string">
            <text:p>Ou</text:p>
          </table:table-cell>
          <table:table-cell/>
          <table:table-cell office:value-type="string">
            <text:p>crypt around rak'shor: random encoutner around the zone</text:p>
          </table:table-cell>
        </table:table-row>
        <table:table-row table:style-name="ro1">
          <table:table-cell office:value-type="string">
            <text:p>Quand</text:p>
          </table:table-cell>
          <table:table-cell/>
          <table:table-cell office:value-type="string">
            <text:p>some times ago</text:p>
          </table:table-cell>
        </table:table-row>
        <table:table-row table:style-name="ro1">
          <table:table-cell office:value-type="string">
            <text:p>Comment</text:p>
          </table:table-cell>
          <table:table-cell/>
          <table:table-cell office:value-type="string">
            <text:p>the magical splitting is necromantic</text:p>
          </table:table-cell>
        </table:table-row>
        <table:table-row table:style-name="ro1">
          <table:table-cell office:value-type="string">
            <text:p>Pourquoi</text:p>
          </table:table-cell>
          <table:table-cell/>
          <table:table-cell office:value-type="string">
            <text:p>Rak'Shor intend to create an army of shades</text:p>
          </table:table-cell>
        </table:table-row>
        <table:table-row table:style-name="ro1" table:number-rows-repeated="2">
          <table:table-cell table:number-columns-repeated="3"/>
        </table:table-row>
        <table:table-row table:style-name="ro1">
          <table:table-cell office:value-type="string">
            <text:p>The player encounters shades, dispatches them, investigates the crypt.</text:p>
          </table:table-cell>
          <table:table-cell table:number-columns-repeated="2"/>
        </table:table-row>
        <table:table-row table:style-name="ro1">
          <table:table-cell office:value-type="string">
            <text:p>Upon arrival is confronted by an orc necromancer who puts him to sleep (no way to resist), the player then wakes up in a cell, with no equipment</text:p>
          </table:table-cell>
          <table:table-cell table:number-columns-repeated="2"/>
        </table:table-row>
        <table:table-row table:style-name="ro1">
          <table:table-cell office:value-type="string">
            <text:p>fighst his way through the guards, gets equipment back only to be confronted by his own shadow(a clone of himself with damage reduced)</text:p>
          </table:table-cell>
          <table:table-cell table:number-columns-repeated="2"/>
        </table:table-row>
        <table:table-row table:style-name="ro1">
          <table:table-cell office:value-type="string">
            <text:p>Later on he comes to the neromancer boss who lets 2 more shadow of the player enter the fight</text:p>
          </table:table-cell>
          <table:table-cell table:number-columns-repeated="2"/>
        </table:table-row>
      </table:table>
      <table:table table:name="Ideas" table:style-name="ta1" table:print="false">
        <table:table-column table:style-name="co7" table:default-cell-style-name="Default"/>
        <table:table-column table:style-name="co8" table:default-cell-style-name="Default"/>
        <table:table-row table:style-name="ro1">
          <table:table-cell office:value-type="string">
            <text:p>control a small creature that must go through a gauntlet</text:p>
          </table:table-cell>
          <table:table-cell/>
        </table:table-row>
        <table:table-row table:style-name="ro1">
          <table:table-cell office:value-type="string">
            <text:p>become a vampire: you must prove yourself by killing a small child, in a horrenduous way, while the child prays for his mercy</text:p>
          </table:table-cell>
          <table:table-cell/>
        </table:table-row>
        <table:table-row table:style-name="ro1">
          <table:table-cell office:value-type="string">
            <text:p>the fearscape is expanding over eyal: defeat it</text:p>
          </table:table-cell>
          <table:table-cell/>
        </table:table-row>
        <table:table-row table:style-name="ro1">
          <table:table-cell table:number-columns-repeated="2"/>
        </table:table-row>
        <table:table-row table:style-name="ro1">
          <table:table-cell office:value-type="string">
            <text:p>World-Axis</text:p>
          </table:table-cell>
          <table:table-cell office:value-type="string">
            <text:p>a stone of immense power, spinning at the heart of the world; it was broken and now the world is set loose</text:p>
          </table:table-cell>
        </table:table-row>
        <table:table-row table:style-name="ro1">
          <table:table-cell table:number-columns-repeated="2"/>
        </table:table-row>
        <table:table-row table:style-name="ro2">
          <table:table-cell office:value-type="string">
            <text:p>Downfall Legion</text:p>
          </table:table-cell>
          <table:table-cell office:value-type="string">
            <text:p>a nasty group of people ? Found by a lore note(s); bring you <text:s/>to a secret camp, either sac or or join, doing quests that eventualy lead to sacrificing king tolak, the halfbreed on an demonic altar to summon Urh'rok and bring about the end of the world; this is the madman ending</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n" fo:country="GB"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F</number:currency-symbol>
    </number:currency-style>
    <number:currency-style style:name="N109">
      <number:text>-</number:text>
      <number:number number:decimal-places="0" number:min-integer-digits="1" number:grouping="true"/>
      <number:text> </number:text>
      <number:currency-symbol number:language="fr" number:country="FR">F</number:currency-symbol>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F</number:currency-symbol>
    </number:currency-style>
    <number:currency-style style:name="N111">
      <number:text>-</number:text>
      <number:number number:decimal-places="2" number:min-integer-digits="1" number:grouping="true"/>
      <number:text> </number:text>
      <number:currency-symbol number:language="fr" number:country="FR">F</number:currency-symbol>
      <style:map style:condition="value()&gt;=0" style:apply-style-name="N111P0"/>
    </number:currency-style>
    <number:currency-style style:name="N112P0" style:volatile="true">
      <number:number number: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F</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13P0"/>
    </number:currency-style>
    <number:currency-style style:name="N115P0" style:volatile="true">
      <number:number number:decimal-places="2" number:min-integer-digits="1" number:decimal-replacement="--" number:grouping="true"/>
      <number:text> </number:text>
      <number:currency-symbol number:language="fr" number:country="FR">F</number:currency-symbol>
    </number:currency-style>
    <number:currency-style style:name="N115">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1">11/07/2011</text:date>, <text:time>02:30: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04-28T18:09:09</meta:creation-date>
    <dc:date>2011-07-11T02:30:01</dc:date>
    <meta:editing-duration>P5DT16H59S</meta:editing-duration>
    <meta:editing-cycles>61</meta:editing-cycles>
    <meta:generator>LibreOffice/3.3$Unix LibreOffice_project/330m19$Build-8</meta:generator>
    <meta:document-statistic meta:table-count="4" meta:cell-count="194" meta:object-count="0"/>
    <meta:user-defined meta:name="Info 1"/>
    <meta:user-defined meta:name="Info 2"/>
    <meta:user-defined meta:name="Info 3"/>
    <meta:user-defined meta:name="Info 4"/>
  </office:meta>
</office:document-meta>
</file>